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1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2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3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4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7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  <table:table-cell/>
          <table:table-cell table:style-name="ce5" office:value-type="string" calcext:value-type="string" table:number-columns-spanned="2" table:number-rows-spanned="1">
            <text:p>training_angry_5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3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ilence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enc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ilence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Beep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e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Beep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Beep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ep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Beep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style-name="ce2"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style-name="ce2"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style-name="ce2"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style-name="ce2"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19"/>
        </table:table-row>
        <table:table-row table:style-name="ro2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25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old Music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2.5" calcext:value-type="float">
            <text:p>182.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3.5" calcext:value-type="float">
            <text:p>183.5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4.5" calcext:value-type="float">
            <text:p>184.5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5.5" calcext:value-type="float">
            <text:p>185.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6.5" calcext:value-type="float">
            <text:p>186.5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7.5" calcext:value-type="float">
            <text:p>187.5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89.5" calcext:value-type="float">
            <text:p>189.5</text:p>
          </table:table-cell>
          <table:table-cell office:value-type="float" office:value="191.5" calcext:value-type="float">
            <text:p>19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0.5" calcext:value-type="float">
            <text:p>190.5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1.5" calcext:value-type="float">
            <text:p>191.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2.5" calcext:value-type="float">
            <text:p>192.5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3.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4.5" calcext:value-type="float">
            <text:p>194.5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5.5" calcext:value-type="float">
            <text:p>195.5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6.5" calcext:value-type="float">
            <text:p>196.5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7.5" calcext:value-type="float">
            <text:p>197.5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8.5" calcext:value-type="float">
            <text:p>198.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199.5" calcext:value-type="float">
            <text:p>199.5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0.5" calcext:value-type="float">
            <text:p>200.5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1.5" calcext:value-type="float">
            <text:p>201.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2.5" calcext:value-type="float">
            <text:p>202.5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3.5" calcext:value-type="float">
            <text:p>203.5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4.5" calcext:value-type="float">
            <text:p>204.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5.5" calcext:value-type="float">
            <text:p>205.5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6.5" calcext:value-type="float">
            <text:p>206.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7.5" calcext:value-type="float">
            <text:p>207.5</text:p>
          </table:table-cell>
          <table:table-cell office:value-type="float" office:value="209.5" calcext:value-type="float">
            <text:p>20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8.5" calcext:value-type="float">
            <text:p>208.5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09.5" calcext:value-type="float">
            <text:p>209.5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0.5" calcext:value-type="float">
            <text:p>210.5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1.5" calcext:value-type="float">
            <text:p>211.5</text:p>
          </table:table-cell>
          <table:table-cell office:value-type="float" office:value="213.5" calcext:value-type="float">
            <text:p>213.5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lence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3.5" calcext:value-type="float">
            <text:p>213.5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4.5" calcext:value-type="float">
            <text:p>214.5</text:p>
          </table:table-cell>
          <table:table-cell office:value-type="float" office:value="216.5" calcext:value-type="float">
            <text:p>216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5.5" calcext:value-type="float">
            <text:p>215.5</text:p>
          </table:table-cell>
          <table:table-cell office:value-type="float" office:value="217.5" calcext:value-type="float">
            <text:p>217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6.5" calcext:value-type="float">
            <text:p>216.5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7.5" calcext:value-type="float">
            <text:p>217.5</text:p>
          </table:table-cell>
          <table:table-cell office:value-type="float" office:value="219.5" calcext:value-type="float">
            <text:p>21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8.5" calcext:value-type="float">
            <text:p>218.5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19.5" calcext:value-type="float">
            <text:p>219.5</text:p>
          </table:table-cell>
          <table:table-cell office:value-type="float" office:value="221.5" calcext:value-type="float">
            <text:p>22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0.5" calcext:value-type="float">
            <text:p>220.5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1.5" calcext:value-type="float">
            <text:p>221.5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2.5" calcext:value-type="float">
            <text:p>222.5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3.5" calcext:value-type="float">
            <text:p>223.5</text:p>
          </table:table-cell>
          <table:table-cell office:value-type="float" office:value="225.5" calcext:value-type="float">
            <text:p>225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4.5" calcext:value-type="float">
            <text:p>224.5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5.5" calcext:value-type="float">
            <text:p>225.5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6.5" calcext:value-type="float">
            <text:p>226.5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7.5" calcext:value-type="float">
            <text:p>227.5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8.5" calcext:value-type="float">
            <text:p>228.5</text:p>
          </table:table-cell>
          <table:table-cell office:value-type="float" office:value="230.5" calcext:value-type="float">
            <text:p>23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29.5" calcext:value-type="float">
            <text:p>229.5</text:p>
          </table:table-cell>
          <table:table-cell office:value-type="float" office:value="231.5" calcext:value-type="float">
            <text:p>23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0.5" calcext:value-type="float">
            <text:p>230.5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1.5" calcext:value-type="float">
            <text:p>231.5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2.5" calcext:value-type="float">
            <text:p>232.5</text:p>
          </table:table-cell>
          <table:table-cell office:value-type="float" office:value="234.5" calcext:value-type="float">
            <text:p>234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4.5" calcext:value-type="float">
            <text:p>234.5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5.5" calcext:value-type="float">
            <text:p>235.5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7.5" calcext:value-type="float">
            <text:p>237.5</text:p>
          </table:table-cell>
          <table:table-cell office:value-type="float" office:value="239.5" calcext:value-type="float">
            <text:p>239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8.5" calcext:value-type="float">
            <text:p>238.5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39.5" calcext:value-type="float">
            <text:p>239.5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0.5" calcext:value-type="float">
            <text:p>240.5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1.5" calcext:value-type="float">
            <text:p>241.5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2.5" calcext:value-type="float">
            <text:p>242.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3.5" calcext:value-type="float">
            <text:p>243.5</text:p>
          </table:table-cell>
          <table:table-cell office:value-type="float" office:value="245.5" calcext:value-type="float">
            <text:p>245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4.5" calcext:value-type="float">
            <text:p>244.5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5.5" calcext:value-type="float">
            <text:p>245.5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6.5" calcext:value-type="float">
            <text:p>246.5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8.5" calcext:value-type="float">
            <text:p>248.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49.5" calcext:value-type="float">
            <text:p>249.5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0.5" calcext:value-type="float">
            <text:p>250.5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1.5" calcext:value-type="float">
            <text:p>251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2.5" calcext:value-type="float">
            <text:p>252.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utral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4.5" calcext:value-type="float">
            <text:p>254.5</text:p>
          </table:table-cell>
          <table:table-cell office:value-type="float" office:value="256.5" calcext:value-type="float">
            <text:p>256.5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ybrid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5.5" calcext:value-type="float">
            <text:p>255.5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6.5" calcext:value-type="float">
            <text:p>256.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7.5" calcext:value-type="float">
            <text:p>257.5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8.5" calcext:value-type="float">
            <text:p>258.5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259.5" calcext:value-type="float">
            <text:p>259.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Angry</text:p>
          </table:table-cell>
          <table:table-cell table:number-columns-repeated="31"/>
        </table:table-row>
        <table:table-row table:style-name="ro1" table:number-rows-repeated="1048054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1:46:34.90961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7T12:47:54.784055158</dc:date>
    <meta:editing-duration>PT3H49M58S</meta:editing-duration>
    <meta:editing-cycles>193</meta:editing-cycles>
    <meta:generator>LibreOffice/4.4.6.3$Linux_X86_64 LibreOffice_project/40m0$Build-3</meta:generator>
    <meta:document-statistic meta:table-count="1" meta:cell-count="9094" meta:object-count="0"/>
  </office:meta>
</office:document-meta>
</file>